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4" style:family="table-column">
      <style:table-column-properties fo:break-before="auto" style:column-width="3.383cm"/>
    </style:style>
    <style:style style:name="co15" style:family="table-column">
      <style:table-column-properties fo:break-before="auto" style:column-width="14.379cm"/>
    </style:style>
    <style:style style:name="co1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6.17cm"/>
    </style:style>
    <style:style style:name="co6" style:family="table-column">
      <style:table-column-properties fo:break-before="auto" style:column-width="3.006cm"/>
    </style:style>
    <style:style style:name="co7" style:family="table-column">
      <style:table-column-properties fo:break-before="auto" style:column-width="3.761cm"/>
    </style:style>
    <style:style style:name="co8" style:family="table-column">
      <style:table-column-properties fo:break-before="auto" style:column-width="6.756cm"/>
    </style:style>
    <style:style style:name="co9" style:family="table-column">
      <style:table-column-properties fo:break-before="auto" style:column-width="7.929cm"/>
    </style:style>
    <style:style style:name="co10" style:family="table-column">
      <style:table-column-properties fo:break-before="auto" style:column-width="4.787cm"/>
    </style:style>
    <style:style style:name="co11" style:family="table-column">
      <style:table-column-properties fo:break-before="auto" style:column-width="7.154cm"/>
    </style:style>
    <style:style style:name="co12" style:family="table-column">
      <style:table-column-properties fo:break-before="auto" style:column-width="5.205cm"/>
    </style:style>
    <style:style style:name="co16" style:family="table-column">
      <style:table-column-properties fo:break-before="auto" style:column-width="5.96cm"/>
    </style:style>
    <style:style style:name="co17" style:family="table-column">
      <style:table-column-properties fo:break-before="auto" style:column-width="4.83cm"/>
    </style:style>
    <style:style style:name="co18" style:family="table-column">
      <style:table-column-properties fo:break-before="auto" style:column-width="8.60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Seznam_20_lokali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style:direction="ltr" fo:padding="0.035cm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599d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35cm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35cm" fo:border-right="0.74pt solid #00599d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ata.$A$2:.$A$4])" table:allow-empty-cell="true" table:display-list="unsorted" table:base-cell-address="Data.C2">
          <table:help-message table:display="true"/>
          <table:error-message table:message-type="stop" table:display="true"/>
        </table:content-validation>
        <table:content-validation table:name="val2" table:condition="of:cell-content-is-in-list([$Data.$A$7:.$A$9])" table:allow-empty-cell="true" table:display-list="unsorted" table:base-cell-address="Data.G2">
          <table:help-message table:display="true"/>
          <table:error-message table:message-type="stop" table:display="true"/>
        </table:content-validation>
      </table:content-validations>
      <table:table table:name="Seznam lokalit" table:style-name="ta3">
        <office:forms form:automatic-focus="false" form:apply-design-mode="false"/>
        <table:table-column table:style-name="co4" table:default-cell-style-name="ce10"/>
        <table:table-column table:style-name="co5" table:default-cell-style-name="ce13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21"/>
        <table:table-column table:style-name="co13" table:number-columns-repeated="16372"/>
        <table:table-row table:style-name="ro1">
          <table:table-cell table:style-name="ce22" office:value-type="string" calcext:value-type="string">
            <text:p>Pořadí</text:p>
          </table:table-cell>
          <table:table-cell table:style-name="ce22" office:value-type="string" calcext:value-type="string">
            <text:p>Lokalita</text:p>
          </table:table-cell>
          <table:table-cell table:style-name="ce22" office:value-type="string" calcext:value-type="string">
            <text:p>Typ lokality</text:p>
          </table:table-cell>
          <table:table-cell table:style-name="ce22" office:value-type="string" calcext:value-type="string">
            <text:p>Počet uživatelů</text:p>
          </table:table-cell>
          <table:table-cell table:style-name="ce22" office:value-type="string" calcext:value-type="string">
            <text:p>Počet koncových zařízení LAN</text:p>
          </table:table-cell>
          <table:table-cell table:style-name="ce22" office:value-type="string" calcext:value-type="string">
            <text:p>Počet zařízení připojených přes PoE</text:p>
          </table:table-cell>
          <table:table-cell table:style-name="ce22" office:value-type="string" calcext:value-type="string">
            <text:p>Požadovaný typ PoE</text:p>
          </table:table-cell>
          <table:table-cell table:style-name="ce22" office:value-type="string" calcext:value-type="string">
            <text:p>Počet koncových zařízení WLAN</text:p>
          </table:table-cell>
          <table:table-cell table:style-name="ce22" office:value-type="string" calcext:value-type="string">
            <text:p>Počet tech. místnostní</text:p>
          </table:table-cell>
          <table:table-cell table:style-name="ce22" office:value-type="string" calcext:value-type="string">
            <text:p>Počet datových rozvaděčů</text:p>
          </table:table-cell>
          <table:table-cell table:style-name="ce22" office:value-type="string" calcext:value-type="string">
            <text:p>Typ WAN konektivity</text:p>
          </table:table-cell>
          <table:table-cell table:style-name="ce22" office:value-type="string" calcext:value-type="string">
            <text:p>Poznámka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Kladno</text:p>
          </table:table-cell>
          <table:table-cell table:style-name="ce29" table:content-validation-name="val1" office:value-type="string" calcext:value-type="string">
            <text:p>A</text:p>
          </table:table-cell>
          <table:table-cell table:style-name="ce14" office:value-type="float" office:value="150" calcext:value-type="float">
            <text:p>150</text:p>
          </table:table-cell>
          <table:table-cell table:style-name="ce14"/>
          <table:table-cell table:style-name="ce14" office:value-type="float" office:value="10" calcext:value-type="float">
            <text:p>10</text:p>
          </table:table-cell>
          <table:table-cell table:style-name="ce29" table:content-validation-name="val2"/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dně</text:p>
          </table:table-cell>
          <table:table-cell table:style-name="ce11" office:value-type="string" calcext:value-type="string">
            <text:p>Optika</text:p>
          </table:table-cell>
          <table:table-cell table:style-name="ce19" office:value-type="string" calcext:value-type="string">
            <text:p>POE vstupní zámky + IP telefony admi.kancl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Benátky RZP</text:p>
          </table:table-cell>
          <table:table-cell table:style-name="ce30" table:content-validation-name="val1" office:value-type="string" calcext:value-type="string">
            <text:p>C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0" table:content-validation-name="val2"/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ADSL/VDSL</text:p>
          </table:table-cell>
          <table:table-cell table:style-name="ce20" office:value-type="string" calcext:value-type="string">
            <text:p>PC + termo tisk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Benešov RV</text:p>
          </table:table-cell>
          <table:table-cell table:style-name="ce29" table:content-validation-name="val1" office:value-type="string" calcext:value-type="string">
            <text:p>B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29" table:content-validation-name="val2"/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1" office:value-type="string" calcext:value-type="string">
            <text:p>WIFI</text:p>
          </table:table-cell>
          <table:table-cell table:style-name="ce19" office:value-type="string" calcext:value-type="string">
            <text:p>UVT Internet,PC na uživatele+termo tisk.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Beroun RV</text:p>
          </table:table-cell>
          <table:table-cell table:style-name="ce30" table:content-validation-name="val1" office:value-type="string" calcext:value-type="string">
            <text:p>B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/>
          <table:table-cell table:style-name="ce30" table:content-validation-name="val2"/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ADSL/VDSL</text:p>
          </table:table-cell>
          <table:table-cell table:style-name="ce20" office:value-type="string" calcext:value-type="string">
            <text:p>PC na uživatele+termo tisk.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Brandýs nad Labem RV</text:p>
          </table:table-cell>
          <table:table-cell table:style-name="ce29" table:content-validation-name="val1" office:value-type="string" calcext:value-type="string">
            <text:p>C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9" table:content-validation-name="val2"/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ADSL/VDSL</text:p>
          </table:table-cell>
          <table:table-cell table:style-name="ce19" office:value-type="string" calcext:value-type="string">
            <text:p>PC + termo tisk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2" office:value-type="string" calcext:value-type="string">
            <text:p>Březnice RZP</text:p>
          </table:table-cell>
          <table:table-cell table:style-name="ce30" table:content-validation-name="val1" office:value-type="string" calcext:value-type="string">
            <text:p>C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0" table:content-validation-name="val2"/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ADSL/VDSL</text:p>
          </table:table-cell>
          <table:table-cell table:style-name="ce20" office:value-type="string" calcext:value-type="string">
            <text:p>PC + termo tisk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Čáslav RZP 1</text:p>
          </table:table-cell>
          <table:table-cell table:style-name="ce29" table:content-validation-name="val1" office:value-type="string" calcext:value-type="string">
            <text:p>C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9" table:content-validation-name="val2"/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ADSL/VDSL</text:p>
          </table:table-cell>
          <table:table-cell table:style-name="ce19" office:value-type="string" calcext:value-type="string">
            <text:p>PC + termo tisk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2" office:value-type="string" calcext:value-type="string">
            <text:p>Český Brod RZP</text:p>
          </table:table-cell>
          <table:table-cell table:style-name="ce30" table:content-validation-name="val1" office:value-type="string" calcext:value-type="string">
            <text:p>C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0" table:content-validation-name="val2"/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ADSL/VDSL</text:p>
          </table:table-cell>
          <table:table-cell table:style-name="ce20" office:value-type="string" calcext:value-type="string">
            <text:p>PC + termo tisk</text:p>
          </table:table-cell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Dobříš RZP</text:p>
          </table:table-cell>
          <table:table-cell table:style-name="ce29" table:content-validation-name="val1" office:value-type="string" calcext:value-type="string">
            <text:p>C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9" table:content-validation-name="val2"/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ADSL/VDSL</text:p>
          </table:table-cell>
          <table:table-cell table:style-name="ce19" office:value-type="string" calcext:value-type="string">
            <text:p>PC + termo tisk</text:p>
          </table:table-cell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2" office:value-type="string" calcext:value-type="string">
            <text:p>Hořovice RLP</text:p>
          </table:table-cell>
          <table:table-cell table:style-name="ce30" table:content-validation-name="val1" office:value-type="string" calcext:value-type="string">
            <text:p>C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0" table:content-validation-name="val2"/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ADSL/VDSL</text:p>
          </table:table-cell>
          <table:table-cell table:style-name="ce20" office:value-type="string" calcext:value-type="string">
            <text:p>PC + termo tisk</text:p>
          </table:table-cell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1" office:value-type="string" calcext:value-type="string">
            <text:p>Hostivice RV</text:p>
          </table:table-cell>
          <table:table-cell table:style-name="ce29" table:content-validation-name="val1" office:value-type="string" calcext:value-type="string">
            <text:p>C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9" table:content-validation-name="val2"/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ADSL/VDSL</text:p>
          </table:table-cell>
          <table:table-cell table:style-name="ce19" office:value-type="string" calcext:value-type="string">
            <text:p>PC + termo tisk</text:p>
          </table:table-cell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2" office:value-type="string" calcext:value-type="string">
            <text:p>Hradiško RZP</text:p>
          </table:table-cell>
          <table:table-cell table:style-name="ce30" table:content-validation-name="val1" office:value-type="string" calcext:value-type="string">
            <text:p>C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0" table:content-validation-name="val2"/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ADSL/VDSL</text:p>
          </table:table-cell>
          <table:table-cell table:style-name="ce20" office:value-type="string" calcext:value-type="string">
            <text:p>PC + termo tisk</text:p>
          </table:table-cell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1" office:value-type="string" calcext:value-type="string">
            <text:p>Jesenice RK RZP</text:p>
          </table:table-cell>
          <table:table-cell table:style-name="ce29" table:content-validation-name="val1" office:value-type="string" calcext:value-type="string">
            <text:p>C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9" table:content-validation-name="val2"/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ADSL/VDSL</text:p>
          </table:table-cell>
          <table:table-cell table:style-name="ce19" office:value-type="string" calcext:value-type="string">
            <text:p>PC + termo tisk</text:p>
          </table:table-cell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2" office:value-type="string" calcext:value-type="string">
            <text:p>Jesenice RZP</text:p>
          </table:table-cell>
          <table:table-cell table:style-name="ce30" table:content-validation-name="val1" office:value-type="string" calcext:value-type="string">
            <text:p>C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0" table:content-validation-name="val2"/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WIFI</text:p>
          </table:table-cell>
          <table:table-cell table:style-name="ce20" office:value-type="string" calcext:value-type="string">
            <text:p>UVT Internet, PC + termo tisk</text:p>
          </table:table-cell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1" office:value-type="string" calcext:value-type="string">
            <text:p>Kolín RV</text:p>
          </table:table-cell>
          <table:table-cell table:style-name="ce29" table:content-validation-name="val1" office:value-type="string" calcext:value-type="string">
            <text:p>B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29" table:content-validation-name="val2"/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ADSL/VDSL</text:p>
          </table:table-cell>
          <table:table-cell table:style-name="ce19" office:value-type="string" calcext:value-type="string">
            <text:p>PC na uživatele+termo tisk.</text:p>
          </table:table-cell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12" office:value-type="string" calcext:value-type="string">
            <text:p>Kostelec nad Černými lesy RZP</text:p>
          </table:table-cell>
          <table:table-cell table:style-name="ce30" table:content-validation-name="val1" office:value-type="string" calcext:value-type="string">
            <text:p>C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0" table:content-validation-name="val2"/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ADSL/VDSL</text:p>
          </table:table-cell>
          <table:table-cell table:style-name="ce20" office:value-type="string" calcext:value-type="string">
            <text:p>PC + termo tisk</text:p>
          </table:table-cell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1" office:value-type="string" calcext:value-type="string">
            <text:p>Krásná Hora RZP</text:p>
          </table:table-cell>
          <table:table-cell table:style-name="ce29" table:content-validation-name="val1" office:value-type="string" calcext:value-type="string">
            <text:p>C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9" table:content-validation-name="val2"/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ADSL/VDSL</text:p>
          </table:table-cell>
          <table:table-cell table:style-name="ce19" office:value-type="string" calcext:value-type="string">
            <text:p>PC + termo tisk</text:p>
          </table:table-cell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12" office:value-type="string" calcext:value-type="string">
            <text:p>Křivoklát RZP</text:p>
          </table:table-cell>
          <table:table-cell table:style-name="ce30" table:content-validation-name="val1" office:value-type="string" calcext:value-type="string">
            <text:p>C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0" table:content-validation-name="val2"/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ADSL/VDSL</text:p>
          </table:table-cell>
          <table:table-cell table:style-name="ce20" office:value-type="string" calcext:value-type="string">
            <text:p>PC + termo tisk</text:p>
          </table:table-cell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1" office:value-type="string" calcext:value-type="string">
            <text:p>Kutná Hora RV</text:p>
          </table:table-cell>
          <table:table-cell table:style-name="ce29" table:content-validation-name="val1" office:value-type="string" calcext:value-type="string">
            <text:p>B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29" table:content-validation-name="val2"/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ADSL/VDSL</text:p>
          </table:table-cell>
          <table:table-cell table:style-name="ce19" office:value-type="string" calcext:value-type="string">
            <text:p>PC na uživatele+termo tisk.</text:p>
          </table:table-cell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12" office:value-type="string" calcext:value-type="string">
            <text:p>Lysá nad Labem RZP</text:p>
          </table:table-cell>
          <table:table-cell table:style-name="ce30" table:content-validation-name="val1" office:value-type="string" calcext:value-type="string">
            <text:p>C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0" table:content-validation-name="val2"/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ADSL/VDSL</text:p>
          </table:table-cell>
          <table:table-cell table:style-name="ce20" office:value-type="string" calcext:value-type="string">
            <text:p>PC + termo tisk</text:p>
          </table:table-cell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1" office:value-type="string" calcext:value-type="string">
            <text:p>Mělník RV</text:p>
          </table:table-cell>
          <table:table-cell table:style-name="ce29" table:content-validation-name="val1" office:value-type="string" calcext:value-type="string">
            <text:p>B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29" table:content-validation-name="val2"/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ADSL/VDSL</text:p>
          </table:table-cell>
          <table:table-cell table:style-name="ce19" office:value-type="string" calcext:value-type="string">
            <text:p>PC na uživatele+termo tisk.</text:p>
          </table:table-cell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12" office:value-type="string" calcext:value-type="string">
            <text:p>Městec Králové RZP</text:p>
          </table:table-cell>
          <table:table-cell table:style-name="ce30" table:content-validation-name="val1" office:value-type="string" calcext:value-type="string">
            <text:p>B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/>
          <table:table-cell table:style-name="ce30" table:content-validation-name="val2"/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WIFI</text:p>
          </table:table-cell>
          <table:table-cell table:style-name="ce20" office:value-type="string" calcext:value-type="string">
            <text:p>UVT Internet, PC na uživatele+termo tisk.</text:p>
          </table:table-cell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1" office:value-type="string" calcext:value-type="string">
            <text:p>Mladá Boleslav RV</text:p>
          </table:table-cell>
          <table:table-cell table:style-name="ce29" table:content-validation-name="val1" office:value-type="string" calcext:value-type="string">
            <text:p>B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29" table:content-validation-name="val2"/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ADSL/VDSL</text:p>
          </table:table-cell>
          <table:table-cell table:style-name="ce19" office:value-type="string" calcext:value-type="string">
            <text:p>PC na uživatele+termo tisk.</text:p>
          </table:table-cell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12" office:value-type="string" calcext:value-type="string">
            <text:p>Mnichovo Hradiště RZP</text:p>
          </table:table-cell>
          <table:table-cell table:style-name="ce30" table:content-validation-name="val1" office:value-type="string" calcext:value-type="string">
            <text:p>C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0" table:content-validation-name="val2"/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ADSL/VDSL</text:p>
          </table:table-cell>
          <table:table-cell table:style-name="ce20" office:value-type="string" calcext:value-type="string">
            <text:p>PC + termo tisk</text:p>
          </table:table-cell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1" office:value-type="string" calcext:value-type="string">
            <text:p>Neratovice RZP</text:p>
          </table:table-cell>
          <table:table-cell table:style-name="ce29" table:content-validation-name="val1" office:value-type="string" calcext:value-type="string">
            <text:p>C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9" table:content-validation-name="val2"/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ADSL/VDSL</text:p>
          </table:table-cell>
          <table:table-cell table:style-name="ce19" office:value-type="string" calcext:value-type="string">
            <text:p>PC + termo tisk</text:p>
          </table:table-cell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12" office:value-type="string" calcext:value-type="string">
            <text:p>Nové Strašecí RZP</text:p>
          </table:table-cell>
          <table:table-cell table:style-name="ce30" table:content-validation-name="val1" office:value-type="string" calcext:value-type="string">
            <text:p>C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0" table:content-validation-name="val2"/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ADSL/VDSL</text:p>
          </table:table-cell>
          <table:table-cell table:style-name="ce20" office:value-type="string" calcext:value-type="string">
            <text:p>PC + termo tisk</text:p>
          </table:table-cell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1" office:value-type="string" calcext:value-type="string">
            <text:p>Nymburk RV</text:p>
          </table:table-cell>
          <table:table-cell table:style-name="ce29" table:content-validation-name="val1" office:value-type="string" calcext:value-type="string">
            <text:p>B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29" table:content-validation-name="val2"/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ADSL/VDSL</text:p>
          </table:table-cell>
          <table:table-cell table:style-name="ce19" office:value-type="string" calcext:value-type="string">
            <text:p>PC na uživatele+termo tisk.</text:p>
          </table:table-cell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table:style-name="ce12" office:value-type="string" calcext:value-type="string">
            <text:p>Příbram RV</text:p>
          </table:table-cell>
          <table:table-cell table:style-name="ce30" table:content-validation-name="val1" office:value-type="string" calcext:value-type="string">
            <text:p>B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/>
          <table:table-cell table:style-name="ce30" table:content-validation-name="val2"/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ADSL/VDSL</text:p>
          </table:table-cell>
          <table:table-cell table:style-name="ce20" office:value-type="string" calcext:value-type="string">
            <text:p>PC na uživatele+termo tisk.</text:p>
          </table:table-cell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11" office:value-type="string" calcext:value-type="string">
            <text:p>Rakovník RV</text:p>
          </table:table-cell>
          <table:table-cell table:style-name="ce29" table:content-validation-name="val1" office:value-type="string" calcext:value-type="string">
            <text:p>B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29" table:content-validation-name="val2"/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ADSL/VDSL</text:p>
          </table:table-cell>
          <table:table-cell table:style-name="ce19" office:value-type="string" calcext:value-type="string">
            <text:p>PC na uživatele+termo tisk.</text:p>
          </table:table-cell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12" office:value-type="string" calcext:value-type="string">
            <text:p>Roztoky RZP</text:p>
          </table:table-cell>
          <table:table-cell table:style-name="ce30" table:content-validation-name="val1" office:value-type="string" calcext:value-type="string">
            <text:p>C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0" table:content-validation-name="val2"/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ADSL/VDSL</text:p>
          </table:table-cell>
          <table:table-cell table:style-name="ce20" office:value-type="string" calcext:value-type="string">
            <text:p>PC + termo tisk</text:p>
          </table:table-cell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11" office:value-type="string" calcext:value-type="string">
            <text:p>Říčany RV</text:p>
          </table:table-cell>
          <table:table-cell table:style-name="ce29" table:content-validation-name="val1" office:value-type="string" calcext:value-type="string">
            <text:p>C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9" table:content-validation-name="val2"/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ADSL/VDSL</text:p>
          </table:table-cell>
          <table:table-cell table:style-name="ce19" office:value-type="string" calcext:value-type="string">
            <text:p>PC + termo tisk</text:p>
          </table:table-cell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12" office:value-type="string" calcext:value-type="string">
            <text:p>Sedlčany RV</text:p>
          </table:table-cell>
          <table:table-cell table:style-name="ce30" table:content-validation-name="val1" office:value-type="string" calcext:value-type="string">
            <text:p>C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30" table:content-validation-name="val2"/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ADSL/VDSL</text:p>
          </table:table-cell>
          <table:table-cell table:style-name="ce20" office:value-type="string" calcext:value-type="string">
            <text:p>POE kamery</text:p>
          </table:table-cell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11" office:value-type="string" calcext:value-type="string">
            <text:p>Slapy člun</text:p>
          </table:table-cell>
          <table:table-cell table:style-name="ce29" table:content-validation-name="val1" office:value-type="string" calcext:value-type="string">
            <text:p>C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9" table:content-validation-name="val2"/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ADSL/VDSL</text:p>
          </table:table-cell>
          <table:table-cell table:style-name="ce19" office:value-type="string" calcext:value-type="string">
            <text:p>PC + termo tisk</text:p>
          </table:table-cell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table:style-name="ce12" office:value-type="string" calcext:value-type="string">
            <text:p>Uhlířské Janovice RZP</text:p>
          </table:table-cell>
          <table:table-cell table:style-name="ce30" table:content-validation-name="val1" office:value-type="string" calcext:value-type="string">
            <text:p>C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0" table:content-validation-name="val2"/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ADSL/VDSL</text:p>
          </table:table-cell>
          <table:table-cell table:style-name="ce20" office:value-type="string" calcext:value-type="string">
            <text:p>PC + termo tisk</text:p>
          </table:table-cell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11" office:value-type="string" calcext:value-type="string">
            <text:p>Vlašim RV</text:p>
          </table:table-cell>
          <table:table-cell table:style-name="ce29" table:content-validation-name="val1" office:value-type="string" calcext:value-type="string">
            <text:p>C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9" table:content-validation-name="val2"/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ADSL/VDSL</text:p>
          </table:table-cell>
          <table:table-cell table:style-name="ce19" office:value-type="string" calcext:value-type="string">
            <text:p>PC + termo tisk</text:p>
          </table:table-cell>
        </table:table-row>
        <table:table-row table:style-name="ro1">
          <table:table-cell table:style-name="ce9" office:value-type="float" office:value="36" calcext:value-type="float">
            <text:p>36</text:p>
          </table:table-cell>
          <table:table-cell table:style-name="ce12" office:value-type="string" calcext:value-type="string">
            <text:p>Votice RZP</text:p>
          </table:table-cell>
          <table:table-cell table:style-name="ce30" table:content-validation-name="val1" office:value-type="string" calcext:value-type="string">
            <text:p>C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0" table:content-validation-name="val2"/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ADSL/VDSL</text:p>
          </table:table-cell>
          <table:table-cell table:style-name="ce20" office:value-type="string" calcext:value-type="string">
            <text:p>PC + termo tisk</text:p>
          </table:table-cell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11" office:value-type="string" calcext:value-type="string">
            <text:p>Vranov RZP</text:p>
          </table:table-cell>
          <table:table-cell table:style-name="ce29" table:content-validation-name="val1" office:value-type="string" calcext:value-type="string">
            <text:p>C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9" table:content-validation-name="val2"/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ADSL/VDSL</text:p>
          </table:table-cell>
          <table:table-cell table:style-name="ce19" office:value-type="string" calcext:value-type="string">
            <text:p>PC + termo tisk</text:p>
          </table:table-cell>
        </table:table-row>
        <table:table-row table:style-name="ro1">
          <table:table-cell table:style-name="ce9" office:value-type="float" office:value="38" calcext:value-type="float">
            <text:p>38</text:p>
          </table:table-cell>
          <table:table-cell table:style-name="ce12" office:value-type="string" calcext:value-type="string">
            <text:p>Zbraslavice RV</text:p>
          </table:table-cell>
          <table:table-cell table:style-name="ce30" table:content-validation-name="val1" office:value-type="string" calcext:value-type="string">
            <text:p>C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0" table:content-validation-name="val2"/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ADSL/VDSL</text:p>
          </table:table-cell>
          <table:table-cell table:style-name="ce20" office:value-type="string" calcext:value-type="string">
            <text:p>PC + termo tisk</text:p>
          </table:table-cell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11" office:value-type="string" calcext:value-type="string">
            <text:p>Zdiby RZP</text:p>
          </table:table-cell>
          <table:table-cell table:style-name="ce29" table:content-validation-name="val1" office:value-type="string" calcext:value-type="string">
            <text:p>C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9" table:content-validation-name="val2"/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ADSL/VDSL</text:p>
          </table:table-cell>
          <table:table-cell table:style-name="ce19" office:value-type="string" calcext:value-type="string">
            <text:p>PC + termo tisk</text:p>
          </table:table-cell>
        </table:table-row>
        <table:table-row table:style-name="ro1">
          <table:table-cell table:style-name="ce9" office:value-type="float" office:value="40" calcext:value-type="float">
            <text:p>40</text:p>
          </table:table-cell>
          <table:table-cell table:style-name="ce12" office:value-type="string" calcext:value-type="string">
            <text:p>Zdice RZP</text:p>
          </table:table-cell>
          <table:table-cell table:style-name="ce30" table:content-validation-name="val1" office:value-type="string" calcext:value-type="string">
            <text:p>C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0" table:content-validation-name="val2"/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ADSL/VDSL</text:p>
          </table:table-cell>
          <table:table-cell table:style-name="ce20" office:value-type="string" calcext:value-type="string">
            <text:p>PC + termo tisk</text:p>
          </table:table-cell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11" office:value-type="string" calcext:value-type="string">
            <text:p>Zruč nad Sázavou RZP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1" table:number-columns-repeated="3"/>
          <table:table-cell table:number-columns-repeated="2"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ADSL/VDSL</text:p>
          </table:table-cell>
          <table:table-cell table:style-name="ce19" office:value-type="string" calcext:value-type="string">
            <text:p>PC + termo tisk</text:p>
          </table:table-cell>
        </table:table-row>
        <table:table-row table:style-name="ro2" table:number-rows-repeated="104853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Data" table:style-name="ta2">
        <table:table-column table:style-name="co14" table:default-cell-style-name="ce39"/>
        <table:table-column table:style-name="co15" table:default-cell-style-name="Default"/>
        <table:table-column table:style-name="co13" table:number-columns-repeated="16382" table:default-cell-style-name="Default"/>
        <table:table-row table:style-name="ro1">
          <table:table-cell table:style-name="ce38" office:value-type="string" calcext:value-type="string">
            <text:p>Typ lokality</text:p>
          </table:table-cell>
          <table:table-cell table:style-name="ce38" office:value-type="string" calcext:value-type="string">
            <text:p>Popi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lká lokalita + D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řední lokalita - max. 48 koncových zařízení připojených pomocí kabelu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Malá lokalita - max. 8 koncových zařízení připojených pomocí kabelu</text:p>
          </table:table-cell>
          <table:table-cell table:number-columns-repeated="16382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ce40" office:value-type="string" calcext:value-type="string">
            <text:p>Typ PoE</text:p>
          </table:table-cell>
          <table:table-cell table:style-name="ce38" office:value-type="string" calcext:value-type="string">
            <text:p>Popi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E (802.3af)</text:p>
          </table:table-cell>
          <table:table-cell office:value-type="string" calcext:value-type="string">
            <text:p>Maximální příkon 15,4 W na por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eE+ (802.3at)</text:p>
          </table:table-cell>
          <table:table-cell office:value-type="string" calcext:value-type="string">
            <text:p>Maximální příkon 30 W na por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E++ (802.3bt)</text:p>
          </table:table-cell>
          <table:table-cell office:value-type="string" calcext:value-type="string">
            <text:p>Maximální příkon až 90 W na port</text:p>
          </table:table-cell>
          <table:table-cell table:number-columns-repeated="16382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ce40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Seznam lokalit'.A1:'Seznam lokalit'.L4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Kč</number:text>
    </number:number-style>
    <number:number-style style:name="N108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Kč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Kč</number:text>
    </number:number-style>
    <number:number-style style:name="N111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Kč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2P0"/>
    </number:number-style>
    <number:date-style style:name="N113">
      <number:day/>
      <number:text>.</number:text>
      <number:month/>
      <number:text>.</number:text>
      <number:year number:style="long"/>
    </number:date-style>
    <number:date-style style:name="N114">
      <number:day/>
      <number:text>.</number:text>
      <number:month number:textual="true"/>
      <number:text>.</number:text>
      <number:year/>
    </number:date-style>
    <number:date-style style:name="N115">
      <number:day/>
      <number:text>.</number:text>
      <number:month number:textual="true"/>
    </number:date-style>
    <number:date-style style:name="N116">
      <number:month number:textual="true"/>
      <number:text>.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  </number:text>
    </number:number-style>
    <number:number-style style:name="N123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4P0"/>
    </number:number-style>
    <number:number-style style:name="N126P0" style:volatile="true">
      <number:number number:decimal-places="2" number:min-decimal-places="2" number:min-integer-digits="1" number:grouping="true"/>
      <number:text>     </number:text>
    </number:number-style>
    <number:number-style style:name="N126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1P2" style:volatile="true">
      <number:text> </number:text>
      <number:fill-character> </number:fill-character>
      <number:text>-  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35P2" style:volatile="true">
      <number:text> </number:text>
      <number:fill-character> </number:fill-character>
      <number:text>- Kč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Kč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1" fo:font-family="'Aptos Narrow'" style:font-family-generic="swiss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eznam_20_lokalit" style:display-name="PageStyle_Seznam lokali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" style:display-name="PageStyle_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el Branda</meta:initial-creator>
    <meta:creation-date>2024-10-31T16:30:36</meta:creation-date>
    <dc:date>2024-12-11T10:33:24.774318099</dc:date>
    <meta:generator>LibreOffice/7.4.7.2$Linux_X86_64 LibreOffice_project/40$Build-2</meta:generator>
    <meta:editing-duration>PT36M3S</meta:editing-duration>
    <meta:editing-cycles>7</meta:editing-cycles>
    <meta:document-statistic meta:table-count="2" meta:cell-count="398" meta:object-count="0"/>
    <meta:user-defined meta:name="AppVersion">16.0300</meta:user-defined>
  </office:meta>
</office:document-meta>
</file>